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TML_20_Preformatted">
      <loext:graphic-properties draw:fill="solid" draw:fill-color="#ffffff"/>
      <style:paragraph-properties fo:margin-top="0in" fo:margin-bottom="0.1665in" loext:contextual-spacing="false" fo:background-color="#ffffff"/>
      <style:text-properties officeooo:paragraph-rsid="000e15f8"/>
    </style:style>
    <style:style style:name="P2" style:family="paragraph" style:parent-style-name="HTML_20_Preformatted">
      <loext:graphic-properties draw:fill="solid" draw:fill-color="#ffffff"/>
      <style:paragraph-properties fo:margin-top="0in" fo:margin-bottom="0.1665in" loext:contextual-spacing="false" fo:background-color="#ffffff"/>
      <style:text-properties officeooo:rsid="000e15f8" officeooo:paragraph-rsid="000e15f8"/>
    </style:style>
    <style:style style:name="P3" style:family="paragraph" style:parent-style-name="HTML_20_Preformatted">
      <loext:graphic-properties draw:fill="solid" draw:fill-color="#ffffff"/>
      <style:paragraph-properties fo:margin-top="0in" fo:margin-bottom="0.1665in" loext:contextual-spacing="false" fo:background-color="#ffffff"/>
      <style:text-properties officeooo:rsid="000e15f8" officeooo:paragraph-rsid="000e15f8" fo:background-color="#ffff00"/>
    </style:style>
    <style:style style:name="P4" style:family="paragraph" style:parent-style-name="HTML_20_Preformatted">
      <loext:graphic-properties draw:fill="solid" draw:fill-color="#ffffff"/>
      <style:paragraph-properties fo:background-color="#ffffff"/>
      <style:text-properties officeooo:paragraph-rsid="000e15f8"/>
    </style:style>
    <style:style style:name="P5" style:family="paragraph" style:parent-style-name="HTML_20_Preformatted" style:master-page-name="Standard">
      <loext:graphic-properties draw:fill="solid" draw:fill-color="#ffffff"/>
      <style:paragraph-properties style:page-number="auto" fo:background-color="#ffffff"/>
      <style:text-properties officeooo:paragraph-rsid="000e15f8"/>
    </style:style>
    <style:style style:name="T1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2" style:family="text">
      <style:text-properties style:font-name="Times New Roman" fo:font-size="12pt" officeooo:rsid="0011a9dc" style:font-name-asian="Times New Roman1" style:font-size-asian="12pt" style:language-asian="ro" style:country-asian="RO" style:font-name-complex="Times New Roman1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Student propunător: </text:span><text:span text:style-name="T2">Gandila Calin</text:span><text:span text:style-name="T1"><text:tab/></text:span></text:p>
      <text:p text:style-name="P4"><text:span text:style-name="T1">Grupa: </text:span><text:span text:style-name="T2">233/2</text:span><text:span text:style-name="T1"><text:tab/></text:span></text:p>
      <text:p text:style-name="P1"><text:span text:style-name="T1">E-mail: </text:span><text:a xlink:type="simple" xlink:href="mailto:gcir2517@scs.ubbcluj.ro" text:style-name="Internet_20_link" text:visited-style-name="Visited_20_Internet_20_Link"><text:span text:style-name="T2">gcir2517</text:span></text:a><text:a xlink:type="simple" xlink:href="mailto:gcir2517@scs.ubbcluj.ro" text:style-name="Internet_20_link" text:visited-style-name="Visited_20_Internet_20_Link"><text:span text:style-name="T1">@scs.ubbcluj.ro</text:span></text:a></text:p>
      <text:p text:style-name="P2"><text:span text:style-name="T1">Care din urmatoarele moduri de initializare a unui array nu este corecta in C#?</text:span></text:p>
      <text:p text:style-name="P2"><text:span text:style-name="T1">1) int[] array = new array[]{11, 987, 985};</text:span></text:p>
      <text:p text:style-name="P2"><text:span text:style-name="T1">2) int[] sir; sir = new int[10];</text:span></text:p>
      <text:p text:style-name="P2"><text:span text:style-name="T1">3) int sir[] = {123, 456, 789}</text:span></text:p>
      <text:p text:style-name="P2"><text:span text:style-name="T1">4) int sir[] = new int[] {124, 153, 111}</text:span></text:p>
      <text:p text:style-name="P2"><text:span text:style-name="T1">Variante de raspuns:</text:span></text:p>
      <text:p text:style-name="P2"><text:span text:style-name="T1">a) 1 si 2</text:span></text:p>
      <text:p text:style-name="P2"><text:span text:style-name="T1">b) 3 si 4</text:span></text:p>
      <text:p text:style-name="P3"><text:span text:style-name="T1">c) 3</text:span></text:p>
      <text:p text:style-name="P2"><text:span text:style-name="T1">d) Toate sunt corecte</text:span></text:p>
      <text:p text:style-name="P2"><text:span text:style-name="T1">Explicatie:</text:span></text:p>
      <text:p text:style-name="P2"><text:span text:style-name="T1">In C# nu pot fi puse parantezele drepte [ , ] dupa numele variabilei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o" style:country-asian="RO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18:12:07.731745289</meta:creation-date>
    <dc:date>2021-01-06T18:17:20.569566601</dc:date>
    <meta:editing-duration>PT5M13S</meta:editing-duration>
    <meta:editing-cycles>1</meta:editing-cycles>
    <meta:document-statistic meta:table-count="0" meta:image-count="0" meta:object-count="0" meta:page-count="1" meta:paragraph-count="15" meta:word-count="85" meta:character-count="444" meta:non-whitespace-character-count="372"/>
    <meta:generator>LibreOffice/6.4.6.2$Linux_X86_64 LibreOffice_project/40$Build-2</meta:generator>
  </office:meta>
</office:document-meta>
</file>